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fo:margin-top="0cm" fo:margin-bottom="0cm"/>
    </style:style>
    <style:style style:name="P3" style:family="paragraph" style:parent-style-name="Text_20_body">
      <style:paragraph-properties fo:margin-top="0cm" fo:margin-bottom="0cm" text:number-lines="false" text:line-number="0"/>
      <style:text-properties style:font-name="Times" fo:font-size="12pt" style:font-size-asian="12pt" style:font-size-complex="12pt"/>
    </style:style>
    <style:style style:name="P4" style:family="paragraph" style:parent-style-name="Text_20_body">
      <style:paragraph-properties fo:margin-top="0cm" fo:margin-bottom="0cm" text:number-lines="false" text:line-number="0"/>
    </style:style>
    <style:style style:name="P5" style:family="paragraph" style:parent-style-name="Standard" style:list-style-name="L2">
      <style:paragraph-properties fo:margin-top="0.199cm" fo:margin-bottom="0.199cm" text:number-lines="false" text:line-number="0"/>
      <style:text-properties style:font-name="Times"/>
    </style:style>
    <style:style style:name="P6" style:family="paragraph" style:parent-style-name="Standard">
      <style:paragraph-properties fo:margin-top="0.199cm" fo:margin-bottom="0.199cm" text:number-lines="false" text:line-number="0"/>
      <style:text-properties style:font-name="Times" fo:font-style="italic" style:font-style-asian="italic" style:font-style-complex="italic"/>
    </style:style>
    <style:style style:name="T1" style:family="text">
      <style:text-properties style:font-name="Bitstream Charter"/>
    </style:style>
    <style:style style:name="T2" style:family="text">
      <style:text-properties style:font-name="Tim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text:span text:style-name="T1">1</text:span><text:span text:style-name="T2"> medium sized Red Cabbage</text:span></text:p>
      <text:p text:style-name="P3">1 small Apple</text:p>
      <text:p text:style-name="P3">1 tablespoon Butter</text:p>
      <text:p text:style-name="P4">1 Bay Leaf</text:p>
      <text:p text:style-name="P4">1 Clove</text:p>
      <text:p text:style-name="P4">1 teaspoon All Spice</text:p>
      <text:p text:style-name="P4">2 tablespoons Vinegar</text:p>
      <text:p text:style-name="P4">Salt and Pepper</text:p>
      <text:h text:style-name="P1" text:outline-level="2">Method</text:h>
      <text:list text:style-name="L2">
        <text:list-item>
          <text:p text:style-name="P5">Shred cabbage finely. </text:p>
        </text:list-item>
        <text:list-item>
          <text:p text:style-name="P5">Slice apple. </text:p>
        </text:list-item>
        <text:list-item>
          <text:p text:style-name="P5">Add all ingredients to casserole dish.</text:p>
        </text:list-item>
        <text:list-item>
          <text:p text:style-name="P5">Cover and cook in microwave for 6 to 8 minutes, until tender.</text:p>
        </text:list-item>
      </text:list>
      <text:p text:style-name="P6">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Rotkohl (Red Cabbag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28T19:02:50</meta:creation-date>
    <dc:creator>Frank Jung</dc:creator>
    <dc:date>2005-05-29T16:56:03</dc:date>
    <dc:language>en-AU</dc:language>
    <meta:editing-cycles>10</meta:editing-cycles>
    <meta:editing-duration>PT24M35S</meta:editing-duration>
    <meta:user-defined meta:name="Info 1"/>
    <meta:user-defined meta:name="Info 2"/>
    <meta:user-defined meta:name="Info 3"/>
    <meta:user-defined meta:name="Info 4"/>
    <meta:document-statistic meta:table-count="0" meta:image-count="0" meta:object-count="0" meta:page-count="1" meta:paragraph-count="16" meta:word-count="56" meta:character-count="312"/>
  </office:meta>
</office:document-meta>
</file>